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85mm"/>
    </style:style>
    <style:style style:name="co5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system</text:p>
          </table:table-cell>
          <table:table-cell office:value-type="string" calcext:value-type="string">
            <text:p>5KW</text:p>
          </table:table-cell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currency" office:currency="CAD" office:value="4500" calcext:value-type="currency">
            <text:p>$4,500.00</text:p>
          </table:table-cell>
          <table:table-cell office:value-type="string" calcext:value-type="string">
            <text:p>SF</text:p>
          </table:table-cell>
          <table:table-cell/>
          <table:table-cell table:formula="of:=SUMIFS([.E2:.E9];[.F2:.F9];&quot;=SF&quot;)" office:value-type="float" office:value="5155" calcext:value-type="float">
            <text:p>5155</text:p>
          </table:table-cell>
        </table:table-row>
        <table:table-row table:style-name="ro1">
          <table:table-cell office:value-type="string" calcext:value-type="string">
            <text:p>3D scanner </text:p>
          </table:table-cell>
          <table:table-cell office:value-type="string" calcext:value-type="string">
            <text:p>MS Kinect modul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currency" office:currency="CAD" office:value="50" calcext:value-type="currency">
            <text:p>$50.00</text:p>
          </table:table-cell>
          <table:table-cell office:value-type="string" calcext:value-type="string">
            <text:p>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ery Charger</text:p>
          </table:table-cell>
          <table:table-cell office:value-type="string" calcext:value-type="string">
            <text:p>40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currency" office:currency="CAD" office:value="80" calcext:value-type="currency">
            <text:p>$80.00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<text:s/></text:p>
          </table:table-cell>
          <table:table-cell office:value-type="string" calcext:value-type="string">
            <text:p>Raspberry Pi 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currency" office:currency="CAD" office:value="45" calcext:value-type="currency">
            <text:p>$45.00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ament extruder</text:p>
          </table:table-cell>
          <table:table-cell office:value-type="string" calcext:value-type="string">
            <text:p>Filastru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300" calcext:value-type="currency">
            <text:p>$300.00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ament winder</text:p>
          </table:table-cell>
          <table:table-cell office:value-type="string" calcext:value-type="string">
            <text:p>Filawinde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currency" office:currency="CAD" office:value="170" calcext:value-type="currency">
            <text:p>$170.00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nter enclosure cabinets</text:p>
          </table:table-cell>
          <table:table-cell office:value-type="string" calcext:value-type="string">
            <text:p>Each cabinet supports 6 printers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table:formula="of:=[.D8]*[.C8]" office:value-type="currency" office:currency="CAD" office:value="1080" calcext:value-type="currency">
            <text:p>$1,080.00</text:p>
          </table:table-cell>
          <table:table-cell office:value-type="string" calcext:value-type="string">
            <text:p>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k chair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D9]*[.C9]" office:value-type="currency" office:currency="CAD" office:value="60" calcext:value-type="currency">
            <text:p>$60.00</text:p>
          </table:table-cell>
          <table:table-cell office:value-type="string" calcext:value-type="string">
            <text:p>SF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2:.E9])" office:value-type="currency" office:currency="CAD" office:value="6285" calcext:value-type="currency">
            <text:p>$6,285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cost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nne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currency" office:currency="CAD" office:value="60" calcext:value-type="currency">
            <text:p>$6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 Pellets</text:p>
          </table:table-cell>
          <table:table-cell office:value-type="string" calcext:value-type="string">
            <text:p>Chi Mei Polylac PA-757 AB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currency" office:currency="CAD" office:value="400" calcext:value-type="currency">
            <text:p>$4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icone tube</text:p>
          </table:table-cell>
          <table:table-cell table:number-columns-repeated="3"/>
          <table:table-cell office:value-type="currency" office:currency="CAD" office:value="500" calcext:value-type="currency">
            <text:p>$500.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3:.E15])" office:value-type="currency" office:currency="CAD" office:value="960" calcext:value-type="currency">
            <text:p>$960.00</text:p>
          </table:table-cell>
          <table:table-cell table:number-columns-repeated="3"/>
        </table:table-row>
        <table:table-row table:style-name="ro1">
          <table:table-cell table:style-name="ce1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/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Monthly unit cost</text:p>
          </table:table-cell>
          <table:table-cell table:style-name="ce2" office:value-type="string" calcext:value-type="string">
            <text:p>Total annual co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gineering sal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formula="of:=[.D19]*[.C19]*12" office:value-type="currency" office:currency="CAD" office:value="24000" calcext:value-type="currency">
            <text:p>$24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staff sal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[.D20]*[.C20]*12" office:value-type="currency" office:currency="CAD" office:value="6000" calcext:value-type="currency">
            <text:p>$6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cial media ads/expens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21]*[.C21]*12" office:value-type="currency" office:currency="CAD" office:value="120" calcext:value-type="currency">
            <text:p>$1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te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22]*[.C22]*12" office:value-type="currency" office:currency="CAD" office:value="1200" calcext:value-type="currency">
            <text:p>$1,2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D23]*[.C23]*12" office:value-type="currency" office:currency="CAD" office:value="420" calcext:value-type="currency">
            <text:p>$42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currency" office:currency="CAD" office:value="3600" calcext:value-type="currency">
            <text:p>$3,600.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19:.E24])" office:value-type="currency" office:currency="CAD" office:value="35340" calcext:value-type="currency">
            <text:p>$35,340.00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Capital costs</text:p>
          </table:table-cell>
          <table:covered-table-cell table:number-columns-repeated="3"/>
          <table:table-cell table:formula="of:=[.E10]" office:value-type="currency" office:currency="CAD" office:value="6285" calcext:value-type="currency">
            <text:p>$6,285.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Material costs</text:p>
          </table:table-cell>
          <table:covered-table-cell table:number-columns-repeated="3"/>
          <table:table-cell table:formula="of:=[.E16]" office:value-type="currency" office:currency="CAD" office:value="960" calcext:value-type="currency">
            <text:p>$960.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Monthly recurring costs</text:p>
          </table:table-cell>
          <table:covered-table-cell table:number-columns-repeated="3"/>
          <table:table-cell table:formula="of:=[.E25]" office:value-type="currency" office:currency="CAD" office:value="35340" calcext:value-type="currency">
            <text:p>$35,340.00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formula="of:=SUM([.E30:.E32])" office:value-type="currency" office:currency="CAD" office:value="42585" calcext:value-type="currency">
            <text:p>$42,585.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00-00-00</text:date>, <text:time style:data-style-name="N2" text:time-value="06:49:52.1018226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01:04:49.890036059</meta:creation-date>
    <dc:date>2019-04-06T12:03:57.751432788</dc:date>
    <meta:editing-duration>P2DT7H51M14S</meta:editing-duration>
    <meta:editing-cycles>19</meta:editing-cycles>
    <meta:generator>LibreOffice/6.1.5.2$Linux_X86_64 LibreOffice_project/10$Build-2</meta:generator>
    <dc:creator>Tarek Loubani</dc:creator>
    <meta:document-statistic meta:table-count="1" meta:cell-count="111" meta:object-count="0"/>
  </office:meta>
</office:document-meta>
</file>